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T1" style:family="text">
      <style:text-properties fo:color="#000000" style:font-name="Computer Modern" fo:font-size="20.7000007629395pt" style:font-size-asian="20.7000007629395pt" style:font-name-complex="Computer Modern" style:font-size-complex="20.7000007629395pt"/>
    </style:style>
    <style:style style:name="T2" style:family="text">
      <style:text-properties fo:color="#000000" style:font-name="Computer Modern" fo:font-size="14.3999996185303pt" style:font-size-asian="14.3999996185303pt" style:font-name-complex="Computer Modern" style:font-size-complex="14.3999996185303pt"/>
    </style:style>
    <style:style style:name="T3" style:family="text">
      <style:text-properties fo:color="#000000" style:font-name="Computer Modern" fo:font-size="17.2000007629395pt" fo:font-weight="bold" style:font-size-asian="17.2000007629395pt" style:font-name-complex="Computer Modern" style:font-size-complex="17.2000007629395pt" style:font-weight-complex="bold"/>
    </style:style>
    <style:style style:name="T4" style:family="text">
      <style:text-properties fo:color="#000000" style:font-name="Computer Modern" fo:font-size="12pt" style:font-size-asian="12pt" style:font-name-complex="Computer Modern" style:font-size-complex="12pt"/>
    </style:style>
    <style:style style:name="T5" style:family="text">
      <style:text-properties fo:color="#000000" style:font-name="Computer Modern" fo:font-size="12pt" fo:font-weight="bold" style:font-size-asian="12pt" style:font-name-complex="Computer Modern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771cm" svg:height="1.081cm" svg:x="7.892cm" svg:y="3.821cm">
          <draw:text-box>
            <text:p text:style-name="P1"><text:span text:style-name="T1">Interview Questions</text:span></text:p>
          </draw:text-box>
        </draw:frame>
        <draw:frame draw:style-name="gr2" draw:text-style-name="P3" draw:layer="layout" svg:width="4.278cm" svg:height="0.75cm" svg:x="8.722cm" svg:y="5.331cm">
          <draw:text-box>
            <text:p text:style-name="P1"><text:span text:style-name="T2">First Robot Comp.</text:span></text:p>
          </draw:text-box>
        </draw:frame>
        <draw:frame draw:style-name="gr2" draw:text-style-name="P3" draw:layer="layout" svg:width="3.998cm" svg:height="0.75cm" svg:x="8.944cm" svg:y="6.321cm">
          <draw:text-box>
            <text:p text:style-name="P1"><text:span text:style-name="T2">October 10, 2017</text:span></text:p>
          </draw:text-box>
        </draw:frame>
        <draw:frame draw:style-name="gr3" draw:text-style-name="P4" draw:layer="layout" svg:width="0.606cm" svg:height="0.899cm" svg:x="2.54cm" svg:y="7.97cm">
          <draw:text-box>
            <text:p text:style-name="P1"><text:span text:style-name="T3">1</text:span></text:p>
          </draw:text-box>
        </draw:frame>
        <draw:frame draw:style-name="gr3" draw:text-style-name="P4" draw:layer="layout" svg:width="5.488cm" svg:height="0.899cm" svg:x="3.565cm" svg:y="7.97cm">
          <draw:text-box>
            <text:p text:style-name="P1"><text:span text:style-name="T3">General Questions</text:span></text:p>
          </draw:text-box>
        </draw:frame>
        <draw:frame draw:style-name="gr4" draw:text-style-name="P5" draw:layer="layout" svg:width="0.421cm" svg:height="0.628cm" svg:x="2.54cm" svg:y="9.113cm">
          <draw:text-box>
            <text:p text:style-name="P1"><text:span text:style-name="T4">1.</text:span></text:p>
          </draw:text-box>
        </draw:frame>
        <draw:frame draw:style-name="gr4" draw:text-style-name="P5" draw:layer="layout" svg:width="4.286cm" svg:height="1.255cm" svg:x="3.045cm" svg:y="9.113cm">
          <draw:text-box>
            <text:p text:style-name="P1"><text:span text:style-name="T4">Tell us about the FRC.</text:span></text:p>
            <text:p text:style-name="P1"><text:span text:style-name="T4">(</text:span><text:span text:style-name="T4">介绍一下</text:span><text:span text:style-name="T4">FRC)</text:span></text:p>
          </draw:text-box>
        </draw:frame>
        <draw:frame draw:style-name="gr4" draw:text-style-name="P5" draw:layer="layout" svg:width="0.421cm" svg:height="0.628cm" svg:x="2.54cm" svg:y="12.68cm">
          <draw:text-box>
            <text:p text:style-name="P1"><text:span text:style-name="T4">2.</text:span></text:p>
          </draw:text-box>
        </draw:frame>
        <draw:line draw:style-name="gr5" draw:text-style-name="P6" draw:layer="layout" svg:x1="2.569cm" svg:y1="14.188cm" svg:x2="2.569cm" svg:y2="13.909cm">
          <text:p/>
        </draw:line>
        <draw:line draw:style-name="gr5" draw:text-style-name="P6" draw:layer="layout" svg:x1="2.576cm" svg:y1="13.916cm" svg:x2="2.824cm" svg:y2="13.916cm">
          <text:p/>
        </draw:line>
        <draw:line draw:style-name="gr5" draw:text-style-name="P6" draw:layer="layout" svg:x1="2.576cm" svg:y1="14.181cm" svg:x2="2.824cm" svg:y2="14.181cm">
          <text:p/>
        </draw:line>
        <draw:line draw:style-name="gr5" draw:text-style-name="P6" draw:layer="layout" svg:x1="2.831cm" svg:y1="14.188cm" svg:x2="2.831cm" svg:y2="13.909cm">
          <text:p/>
        </draw:line>
        <draw:frame draw:style-name="gr4" draw:text-style-name="P5" draw:layer="layout" svg:width="11.148cm" svg:height="1.255cm" svg:x="3.045cm" svg:y="12.68cm">
          <draw:text-box>
            <text:p text:style-name="P1"><text:span text:style-name="T4">Tell us the role(s) applied.(what you can do for the team)</text:span></text:p>
            <text:p text:style-name="P1"><text:span text:style-name="T4">(</text:span><text:span text:style-name="T4">请勾选你要报名的职位</text:span><text:span text:style-name="T4">)</text:span></text:p>
          </draw:text-box>
        </draw:frame>
        <draw:line draw:style-name="gr5" draw:text-style-name="P6" draw:layer="layout" svg:x1="2.569cm" svg:y1="15.207cm" svg:x2="2.569cm" svg:y2="14.928cm">
          <text:p/>
        </draw:line>
        <draw:line draw:style-name="gr5" draw:text-style-name="P6" draw:layer="layout" svg:x1="2.576cm" svg:y1="14.935cm" svg:x2="2.824cm" svg:y2="14.935cm">
          <text:p/>
        </draw:line>
        <draw:line draw:style-name="gr5" draw:text-style-name="P6" draw:layer="layout" svg:x1="2.576cm" svg:y1="15.2cm" svg:x2="2.824cm" svg:y2="15.2cm">
          <text:p/>
        </draw:line>
        <draw:line draw:style-name="gr5" draw:text-style-name="P6" draw:layer="layout" svg:x1="2.831cm" svg:y1="15.207cm" svg:x2="2.831cm" svg:y2="14.928cm">
          <text:p/>
        </draw:line>
        <draw:frame draw:style-name="gr4" draw:text-style-name="P5" draw:layer="layout" svg:width="7.539cm" svg:height="0.628cm" svg:x="2.861cm" svg:y="13.699cm">
          <draw:text-box>
            <text:p text:style-name="P1"><text:span text:style-name="T4">Embedded software (</text:span><text:span text:style-name="T4">嵌入式软件编程</text:span><text:span text:style-name="T4">)</text:span></text:p>
          </draw:text-box>
        </draw:frame>
        <draw:line draw:style-name="gr5" draw:text-style-name="P6" draw:layer="layout" svg:x1="2.569cm" svg:y1="16.226cm" svg:x2="2.569cm" svg:y2="15.948cm">
          <text:p/>
        </draw:line>
        <draw:line draw:style-name="gr5" draw:text-style-name="P6" draw:layer="layout" svg:x1="2.576cm" svg:y1="15.955cm" svg:x2="2.824cm" svg:y2="15.955cm">
          <text:p/>
        </draw:line>
        <draw:line draw:style-name="gr5" draw:text-style-name="P6" draw:layer="layout" svg:x1="2.576cm" svg:y1="16.219cm" svg:x2="2.824cm" svg:y2="16.219cm">
          <text:p/>
        </draw:line>
        <draw:line draw:style-name="gr5" draw:text-style-name="P6" draw:layer="layout" svg:x1="2.831cm" svg:y1="16.226cm" svg:x2="2.831cm" svg:y2="15.948cm">
          <text:p/>
        </draw:line>
        <draw:frame draw:style-name="gr4" draw:text-style-name="P5" draw:layer="layout" svg:width="4.072cm" svg:height="0.628cm" svg:x="2.861cm" svg:y="14.718cm">
          <draw:text-box>
            <text:p text:style-name="P1"><text:span text:style-name="T4">Software (</text:span><text:span text:style-name="T4">软件编程</text:span><text:span text:style-name="T4">)</text:span></text:p>
          </draw:text-box>
        </draw:frame>
        <draw:line draw:style-name="gr5" draw:text-style-name="P6" draw:layer="layout" svg:x1="2.569cm" svg:y1="17.246cm" svg:x2="2.569cm" svg:y2="16.967cm">
          <text:p/>
        </draw:line>
        <draw:line draw:style-name="gr5" draw:text-style-name="P6" draw:layer="layout" svg:x1="2.576cm" svg:y1="16.974cm" svg:x2="2.824cm" svg:y2="16.974cm">
          <text:p/>
        </draw:line>
        <draw:line draw:style-name="gr5" draw:text-style-name="P6" draw:layer="layout" svg:x1="2.576cm" svg:y1="17.239cm" svg:x2="2.824cm" svg:y2="17.239cm">
          <text:p/>
        </draw:line>
        <draw:line draw:style-name="gr5" draw:text-style-name="P6" draw:layer="layout" svg:x1="2.831cm" svg:y1="17.246cm" svg:x2="2.831cm" svg:y2="16.967cm">
          <text:p/>
        </draw:line>
        <draw:frame draw:style-name="gr4" draw:text-style-name="P5" draw:layer="layout" svg:width="5.453cm" svg:height="0.628cm" svg:x="2.861cm" svg:y="15.738cm">
          <draw:text-box>
            <text:p text:style-name="P1"><text:span text:style-name="T4">Hardware (</text:span><text:span text:style-name="T4">硬件制作</text:span><text:span text:style-name="T4">/</text:span><text:span text:style-name="T4">组装</text:span><text:span text:style-name="T4">)</text:span></text:p>
          </draw:text-box>
        </draw:frame>
        <draw:line draw:style-name="gr5" draw:text-style-name="P6" draw:layer="layout" svg:x1="2.569cm" svg:y1="18.265cm" svg:x2="2.569cm" svg:y2="17.986cm">
          <text:p/>
        </draw:line>
        <draw:line draw:style-name="gr5" draw:text-style-name="P6" draw:layer="layout" svg:x1="2.576cm" svg:y1="17.993cm" svg:x2="2.824cm" svg:y2="17.993cm">
          <text:p/>
        </draw:line>
        <draw:line draw:style-name="gr5" draw:text-style-name="P6" draw:layer="layout" svg:x1="2.576cm" svg:y1="18.258cm" svg:x2="2.824cm" svg:y2="18.258cm">
          <text:p/>
        </draw:line>
        <draw:line draw:style-name="gr5" draw:text-style-name="P6" draw:layer="layout" svg:x1="2.831cm" svg:y1="18.265cm" svg:x2="2.831cm" svg:y2="17.986cm">
          <text:p/>
        </draw:line>
        <draw:frame draw:style-name="gr4" draw:text-style-name="P5" draw:layer="layout" svg:width="3.623cm" svg:height="0.628cm" svg:x="2.861cm" svg:y="16.757cm">
          <draw:text-box>
            <text:p text:style-name="P1"><text:span text:style-name="T4">Design (</text:span><text:span text:style-name="T4">硬件设计</text:span><text:span text:style-name="T4">)</text:span></text:p>
          </draw:text-box>
        </draw:frame>
        <draw:frame draw:style-name="gr4" draw:text-style-name="P5" draw:layer="layout" svg:width="3.446cm" svg:height="0.628cm" svg:x="2.861cm" svg:y="17.776cm">
          <draw:text-box>
            <text:p text:style-name="P1"><text:span text:style-name="T4">Operation (</text:span><text:span text:style-name="T4">运营</text:span><text:span text:style-name="T4">)</text:span></text:p>
          </draw:text-box>
        </draw:frame>
        <draw:frame draw:style-name="gr4" draw:text-style-name="P5" draw:layer="layout" svg:width="0.421cm" svg:height="0.628cm" svg:x="2.54cm" svg:y="19.815cm">
          <draw:text-box>
            <text:p text:style-name="P1"><text:span text:style-name="T4">3.</text:span></text:p>
          </draw:text-box>
        </draw:frame>
        <draw:frame draw:style-name="gr4" draw:text-style-name="P5" draw:layer="layout" svg:width="12.423cm" svg:height="1.255cm" svg:x="3.045cm" svg:y="19.815cm">
          <draw:text-box>
            <text:p text:style-name="P1"><text:span text:style-name="T4">How much time/effort will you spend on this team? (out of 100)</text:span></text:p>
            <text:p text:style-name="P1"><text:span text:style-name="T4">你将会在这个比赛上付出多少精力</text:span><text:span text:style-name="T4">(</text:span><text:span text:style-name="T4">从</text:span><text:span text:style-name="T4">0-100</text:span><text:span text:style-name="T4">中估值</text:span><text:span text:style-name="T4">)</text:span></text:p>
          </draw:text-box>
        </draw:frame>
        <draw:frame draw:style-name="gr4" draw:text-style-name="P5" draw:layer="layout" svg:width="0.421cm" svg:height="0.628cm" svg:x="2.54cm" svg:y="21.853cm">
          <draw:text-box>
            <text:p text:style-name="P1"><text:span text:style-name="T4">4.</text:span></text:p>
          </draw:text-box>
        </draw:frame>
        <draw:frame draw:style-name="gr4" draw:text-style-name="P5" draw:layer="layout" svg:width="12.867cm" svg:height="4.012cm" svg:x="3.045cm" svg:y="21.853cm">
          <draw:text-box>
            <text:p text:style-name="P1"><text:span text:style-name="T4">Describe your previous experiences on the role(s) selected above.</text:span></text:p>
            <text:p text:style-name="P1"><text:span text:style-name="T4">描述一下你在你选择的职位的工作经验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4" draw:text-style-name="P5" draw:layer="layout" svg:width="0.421cm" svg:height="0.628cm" svg:x="10.692cm" svg:y="25.965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30">
        <draw:frame draw:style-name="gr4" draw:text-style-name="P5" draw:layer="layout" svg:width="0.421cm" svg:height="0.628cm" svg:x="2.54cm" svg:y="2.473cm">
          <draw:text-box>
            <text:p text:style-name="P1"><text:span text:style-name="T4">5.</text:span></text:p>
          </draw:text-box>
        </draw:frame>
        <draw:frame draw:style-name="gr4" draw:text-style-name="P5" draw:layer="layout" svg:width="13.519cm" svg:height="1.255cm" svg:x="3.045cm" svg:y="2.473cm">
          <draw:text-box>
            <text:p text:style-name="P1"><text:span text:style-name="T4">Tell us something you recently learned on the role(s) selected </text:span><text:span text:style-name="T4">above.</text:span></text:p>
            <text:p text:style-name="P1"><text:span text:style-name="T4">(</text:span><text:span text:style-name="T4">描述一下你最近学到的内容</text:span><text:span text:style-name="T4">)</text:span></text:p>
          </draw:text-box>
        </draw:frame>
        <draw:frame draw:style-name="gr4" draw:text-style-name="P5" draw:layer="layout" svg:width="4.134cm" svg:height="0.628cm" svg:x="8.39cm" svg:y="6.901cm">
          <draw:text-box>
            <text:p text:style-name="P1"><text:span text:style-name="T5">END OF QUESTIONS</text:span></text:p>
          </draw:text-box>
        </draw:frame>
        <draw:frame draw:style-name="gr4" draw:text-style-name="P5" draw:layer="layout" svg:width="8.714cm" svg:height="2.101cm" svg:x="6.926cm" svg:y="7.411cm">
          <draw:text-box>
            <text:p text:style-name="P1"><text:span text:style-name="T4">Thanks for helping us help you help us all.</text:span></text:p>
            <text:p text:style-name="P1"><text:span text:style-name="T4"/></text:p>
            <text:p text:style-name="P1"><text:span text:style-name="T4"/></text:p>
            <text:p text:style-name="P1"><text:span text:style-name="T4">Contact Info:</text:span><text:span text:style-name="T4">你的个人信息</text:span><text:span text:style-name="T4">,</text:span><text:span text:style-name="T4">班级及联系方法</text:span><text:span text:style-name="T4">:</text:span></text:p>
          </draw:text-box>
        </draw:frame>
        <draw:frame draw:style-name="gr4" draw:text-style-name="P5" draw:layer="layout" svg:width="0.421cm" svg:height="0.628cm" svg:x="10.692cm" svg:y="25.965cm">
          <draw:text-box>
            <text:p text:style-name="P1"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8T10:12:42.757058799</dc:date>
    <meta:editing-duration>PT1H53M44S</meta:editing-duration>
    <meta:editing-cycles>10</meta:editing-cycles>
    <meta:generator>LibreOffice/5.4.2.2$Linux_X86_64 LibreOffice_project/40m0$Build-2</meta:generator>
    <meta:document-statistic meta:object-count="44"/>
  </office:meta>
</office:document-meta>
</file>